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1.411cm"/>
    </style:style>
    <style:style style:name="co28" style:family="table-column">
      <style:table-column-properties fo:break-before="auto" style:column-width="7.38cm"/>
    </style:style>
    <style:style style:name="co29" style:family="table-column">
      <style:table-column-properties fo:break-before="auto" style:column-width="7.908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14.457cm"/>
    </style:style>
    <style:style style:name="co32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6">
            <text:p>0401 <text:s/>947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6">
            <text:p>0401 <text:s/>947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6">
            <text:p>0401 <text:s/>947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1T09:47:10.37">
            <text:p>0401 <text:s/>947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1T09:47:10.37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0.37">
            <text:p>0401 <text:s/>9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3">
            <text:p>0401 <text:s/>947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3">
            <text:p>0401 <text:s/>947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3">
            <text:p>0401 <text:s/>947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3">
            <text:p>0401 <text:s/>947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4">
            <text:p>0401 <text:s/>947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4">
            <text:p>0401 <text:s/>947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5">
            <text:p>0401 <text:s/>9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8">
            <text:p>0401 <text:s/>947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59">
            <text:p>0401 <text:s/>947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1">
            <text:p>0401 <text:s/>9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3">
            <text:p>0401 <text:s/>947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4">
            <text:p>0401 <text:s/>947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4">
            <text:p>0401 <text:s/>947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6">
            <text:p>0401 <text:s/>947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6">
            <text:p>0401 <text:s/>947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68">
            <text:p>0401 <text:s/>9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">
            <text:p>0401 <text:s/>947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71">
            <text:p>0401 <text:s/>947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1T09:47:10.71">
            <text:p>0401 <text:s/>947</text:p>
          </table:table-cell>
          <table:table-cell table:style-name="ce4" table:formula="of:=NOW()" office:value-type="date" office:date-value="2021-04-01T09:47:10.71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0.71">
            <text:p>0401 <text:s/>9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1T09:47:10.8">
            <text:p>2021/4/1 9:47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1T09:47:10.8">
            <text:p>2021/4/1 9:47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1T09:47:10.8">
            <text:p>2021/4/1 9: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1">
            <text:p>4月1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1T09:47:10.8">
            <text:p>0401 <text:s/>947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1T09:47:10.8">
            <text:p>0401 <text:s/>947</text:p>
          </table:table-cell>
          <table:table-cell table:style-name="ce20" table:formula="of:=NOW()" office:value-type="date" office:date-value="2021-04-01T09:47:10.8">
            <text:p>0401 <text:s/>9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0.89">
            <text:p>0401 <text:s/>947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">
            <text:p>0401 <text:s/>947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4">
            <text:p>0401 <text:s/>947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4">
            <text:p>0401 <text:s/>947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4">
            <text:p>0401 <text:s/>947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0.94">
            <text:p>0401 <text:s/>947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0.94">
            <text:p>0401 <text:s/>947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5">
            <text:p>0401 <text:s/>947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6">
            <text:p>0401 <text:s/>947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6">
            <text:p>0401 <text:s/>947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0.96">
            <text:p>0401 <text:s/>947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1T09:47:10.96">
            <text:p>0401 <text:s/>947</text:p>
          </table:table-cell>
          <table:table-cell table:style-name="ce4" table:formula="of:=NOW()" office:value-type="date" office:date-value="2021-04-01T09:47:10.96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0.96">
            <text:p>0401 <text:s/>94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3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1T09:47:11.04">
            <text:p>0401 <text:s/>947</text:p>
          </table:table-cell>
          <table:table-cell table:style-name="ce4" table:formula="of:=NOW()" office:value-type="date" office:date-value="2021-04-01T09:47:11.04">
            <text:p>0401 <text:s/>947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17" table:default-cell-style-name="ce14"/>
        <table:table-column table:style-name="co6" table:default-cell-style-name="ce14"/>
        <table:table-column table:style-name="co2" table:number-columns-repeated="996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4">
            <text:p>4</text:p>
          </table:table-cell>
          <table:table-cell table:style-name="ce50" table:formula="of:=COUNTIF([.M3:.M51];&quot;x&quot;)" office:value-type="float" office:value="4">
            <text:p>4</text:p>
          </table:table-cell>
          <table:table-cell table:style-name="ce50" table:formula="of:=COUNTIF([.N3:.N51];&quot;x&quot;)" office:value-type="float" office:value="4">
            <text:p>4</text:p>
          </table:table-cell>
          <table:table-cell table:style-name="ce50" table:formula="of:=COUNTIF([.O3:.O51];&quot;x&quot;)" office:value-type="float" office:value="4">
            <text:p>4</text:p>
          </table:table-cell>
          <table:table-cell table:style-name="ce50" table:formula="of:=COUNTIF([.P3:.P51];&quot;#x&quot;)" office:value-type="float" office:value="0">
            <text:p>0</text:p>
          </table:table-cell>
          <table:table-cell table:style-name="ce50" table:formula="of:=COUNTIF([.Q3:.Q51];&quot;#x&quot;)" office:value-type="float" office:value="0">
            <text:p>0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x&quot;)" office:value-type="float" office:value="4">
            <text:p>4</text:p>
          </table:table-cell>
          <table:table-cell table:style-name="ce50" table:formula="of:=COUNTIF([.W3:.W51];&quot;x&quot;)" office:value-type="float" office:value="4">
            <text:p>4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2">
            <text:p>2</text:p>
          </table:table-cell>
          <table:table-cell table:style-name="ce50" table:formula="of:=COUNTIF([.AA3:.AA51];&quot;x&quot;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1T09:47:11.11">
            <text:p>2021/4/1 9:47</text:p>
          </table:table-cell>
          <table:table-cell table:style-name="ce48" table:number-columns-repeated="2"/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59999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1T09:47:11.11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Z3];&quot;x&quot;)" office:value-type="float" office:value="1">
            <text:p>1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Z4];&quot;x&quot;)" office:value-type="float" office:value="1">
            <text:p>1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Z5];&quot;x&quot;)" office:value-type="float" office:value="1">
            <text:p>1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Z6];&quot;x&quot;)" office:value-type="float" office:value="1">
            <text:p>1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Z7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Z8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12">
            <text:p>0401 <text:s/>947</text:p>
          </table:table-cell>
          <table:table-cell table:number-columns-repeated="996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Z9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12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Z10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13">
            <text:p>0401 <text:s/>947</text:p>
          </table:table-cell>
          <table:table-cell table:number-columns-repeated="996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Z11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Z12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Z13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Z14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Z15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Z16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Z17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Z18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Z19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Z20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Z21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Z2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Z23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Z24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Z25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Z26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Z27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16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Z28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1T09:47:11.16">
            <text:p>0401 <text:s/>947</text:p>
          </table:table-cell>
          <table:table-cell table:number-columns-repeated="996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Z29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1T09:47:11.17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Z30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1T09:47:11.17">
            <text:p>2021/4/1 9:47</text:p>
          </table:table-cell>
          <table:table-cell table:number-columns-repeated="996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Z31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1T09:47:11.17">
            <text:p>2021/4/1 9:47</text:p>
          </table:table-cell>
          <table:table-cell table:number-columns-repeated="996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Z3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1T09:47:11.17">
            <text:p>2021/4/1 9:47</text:p>
          </table:table-cell>
          <table:table-cell table:number-columns-repeated="996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Z33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1">
            <text:p>4月1日</text:p>
          </table:table-cell>
          <table:table-cell table:number-columns-repeated="996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Z34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1T09:47:11.18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Z35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Z36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Z37];&quot;x&quot;)" office:value-type="float" office:value="2">
            <text:p>2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Z38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Z39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Z40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Z41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Z42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Z43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Z44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Z45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1T09:47:11.2">
            <text:p>0401 <text:s/>947</text:p>
          </table:table-cell>
          <table:table-cell table:number-columns-repeated="996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Z46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2">
            <text:p>0401 <text:s/>947</text:p>
          </table:table-cell>
          <table:table-cell table:number-columns-repeated="996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Z47];&quot;x&quot;)"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1T09:47:11.2">
            <text:p>0401 <text:s/>947</text:p>
          </table:table-cell>
          <table:table-cell table:number-columns-repeated="996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Z48];&quot;x&quot;)" office:value-type="float" office:value="4">
            <text:p>4</text:p>
          </table:table-cell>
          <table:table-cell table:style-name="ce51" table:number-columns-repeated="4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21">
            <text:p>0401 <text:s/>947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21">
            <text:p>0401 <text:s/>947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1T09:47:11.21">
            <text:p>0401 <text:s/>947</text:p>
          </table:table-cell>
          <table:table-cell table:number-columns-repeated="996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table:style-name="ce20" table:formula="of:=NOW()" office:value-type="date" office:date-value="2021-04-01T09:47:11.21">
            <text:p>0401 <text:s/>947</text:p>
          </table:table-cell>
          <table:table-cell office:value-type="string">
            <text:p>*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N48:.Z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28">
            <text:p>0401 <text:s/>947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29">
            <text:p>0401 <text:s/>947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29">
            <text:p>0401 <text:s/>947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">
            <text:p>0401 <text:s/>947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1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2">
            <text:p>0401 <text:s/>947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3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4">
            <text:p>0401 <text:s/>947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5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36">
            <text:p>0401 <text:s/>947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4">
            <text:p>10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5">
            <text:p>10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6">
            <text:p>10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7">
            <text:p>10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8">
            <text:p>10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0">
            <text:p>11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3">
            <text:p>11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5">
            <text:p>11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6">
            <text:p>11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7">
            <text:p>11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1T09:47:11.37">
            <text:p>0401 <text:s/>947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1T09:47:11.37">
            <text:p>0401 <text:s/>947</text:p>
          </table:table-cell>
          <table:table-cell table:style-name="ce4" table:formula="of:=NOW()" office:value-type="date" office:date-value="2021-04-01T09:47:11.37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1.37">
            <text:p>0401 <text:s/>94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26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4" office:value-type="date" office:date-value="2021-03-20T14:36:31.78">
            <text:p>0320</text:p>
          </table:table-cell>
          <table:table-cell table:style-name="ce54" office:value-type="date" office:date-value="2021-03-21T10:50:44.88">
            <text:p>0321</text:p>
          </table:table-cell>
          <table:table-cell table:style-name="ce54" office:value-type="date" office:date-value="2021-03-22T16:19:02.51">
            <text:p>0322</text:p>
          </table:table-cell>
          <table:table-cell table:style-name="ce54" office:value-type="date" office:date-value="2021-03-23T09:01:30.66">
            <text:p>0323</text:p>
          </table:table-cell>
          <table:table-cell table:style-name="ce54" office:value-type="date" office:date-value="2021-03-24T14:23:17.96">
            <text:p>0324</text:p>
          </table:table-cell>
          <table:table-cell table:style-name="ce54" office:value-type="date" office:date-value="2021-03-25T12:57:57.93">
            <text:p>0325</text:p>
          </table:table-cell>
          <table:table-cell table:style-name="ce54" table:number-columns-repeated="4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1T09:47:11.45">
            <text:p>0401 <text:s/>947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5" office:value-type="string">
            <text:p>#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1T09:47:11.46">
            <text:p>0401 <text:s/>947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20" table:formula="of:=NOW()" office:value-type="date" office:date-value="2021-04-01T09:47:11.44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table:style-name="ce4" table:formula="of:=NOW()" office:value-type="date" office:date-value="2021-04-01T09:47:11.46">
            <text:p>0401 <text:s/>947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9" table:default-cell-style-name="ce1"/>
        <table:table-column table:style-name="co30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3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1T09:47:11.54">
            <text:p>0401 <text:s/>947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1T09:47:11.54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1.54">
            <text:p>0401 <text:s/>94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1">
            <text:p>0401 <text:s/>9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1">
            <text:p>0401 <text:s/>9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61">
            <text:p>0401 <text:s/>947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6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6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6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2">
            <text:p>0401 <text:s/>947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6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6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1T09:47:11.63">
            <text:p>0401 <text:s/>947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1T09:47:11.63">
            <text:p>0401 <text:s/>947</text:p>
          </table:table-cell>
          <table:table-cell table:style-name="ce4" table:formula="of:=NOW()" office:value-type="date" office:date-value="2021-04-01T09:47:11.63">
            <text:p>0401 <text:s/>9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1T09:47:11.63">
            <text:p>0401 <text:s/>9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2021/04/01</text:date>, <text:time>09:47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1T09:47:09.33</dc:date>
    <dc:creator>iwabuchi ken</dc:creator>
    <meta:editing-duration>PT22H11M33S</meta:editing-duration>
    <meta:editing-cycles>160</meta:editing-cycles>
    <meta:generator>OpenOffice/4.1.3$Win32 OpenOffice.org_project/413m1$Build-9783</meta:generator>
    <meta:document-statistic meta:table-count="10" meta:cell-count="2149" meta:object-count="0"/>
  </office:meta>
</office:document-meta>
</file>